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Ejercicio: Diseño de una Página Web Responsiva de Blog</text:span></text:h>
      <text:p text:style-name="Text_20_body"><text:span text:style-name="Strong_20_Emphasis">Objetivo:</text:span><text:line-break/>Crear una página web simple con un diseño responsivo que incluya los siguientes elementos:</text:p>
      <text:list text:style-name="L1">
        <text:list-item>
          <text:p text:style-name="P1"><text:span text:style-name="Strong_20_Emphasis">Encabezado</text:span> con un logo alineado a la izquierda y un menú de navegación alineado a la derecha.</text:p>
        </text:list-item>
        <text:list-item>
          <text:p text:style-name="P1"><text:span text:style-name="Strong_20_Emphasis">Banner principal</text:span> de tamaño completo con texto centrado.</text:p>
        </text:list-item>
        <text:list-item>
          <text:p text:style-name="P1"><text:span text:style-name="Strong_20_Emphasis">Tres columnas de artículos</text:span>: una columna principal más ancha y dos columnas secundarias más estrechas.</text:p>
        </text:list-item>
        <text:list-item>
          <text:p text:style-name="P1"><text:span text:style-name="Strong_20_Emphasis">Pie de página</text:span> con una breve descripción y enlaces.</text:p>
        </text:list-item>
      </text:list>
      <text:p text:style-name="Text_20_body"><text:span text:style-name="Strong_20_Emphasis">Requisitos:</text:span></text:p>
      <text:list text:style-name="L2">
        <text:list-item>
          <text:p text:style-name="P2">Utiliza <text:span text:style-name="Strong_20_Emphasis">Flexbox</text:span> para el diseño del <text:span text:style-name="Strong_20_Emphasis">encabezado</text:span> (logo a la izquierda y menú de navegación a la derecha).</text:p>
        </text:list-item>
        <text:list-item>
          <text:p text:style-name="P2">Utiliza <text:span text:style-name="Strong_20_Emphasis">Grid Layout</text:span> para el diseño de las <text:span text:style-name="Strong_20_Emphasis">tres columnas</text:span> en el contenido (una columna principal y dos laterales).</text:p>
        </text:list-item>
        <text:list-item>
          <text:p text:style-name="P2">Asegúrate de que la página sea <text:span text:style-name="Strong_20_Emphasis">responsiva</text:span> usando <text:span text:style-name="Strong_20_Emphasis">Media Queries</text:span>. En pantallas pequeñas (menos de 768px), las tres columnas deben apilarse en una sola columna y el menú debe adaptarse a una disposición vertical.</text:p>
        </text:list-item>
      </text:list>
      <text:p text:style-name="Text_20_body"><text:span text:style-name="Strong_20_Emphasis">Objetivo final:</text:span><text:line-break/>Lograr que el diseño se vea bien tanto en dispositivos de escritorio como móviles, y que la navegación sea clara y funcional en ambos tamaño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3T06:40:29.738000000</meta:creation-date>
    <dc:date>2025-06-03T06:42:05.021000000</dc:date>
    <meta:editing-duration>PT1M35S</meta:editing-duration>
    <meta:editing-cycles>1</meta:editing-cycles>
    <meta:document-statistic meta:table-count="0" meta:image-count="0" meta:object-count="0" meta:page-count="1" meta:paragraph-count="11" meta:word-count="179" meta:character-count="1056" meta:non-whitespace-character-count="895"/>
    <meta:generator>LibreOffice/24.2.1.2$Windows_X86_64 LibreOffice_project/db4def46b0453cc22e2d0305797cf981b68ef5ac</meta:generator>
  </office:meta>
</office:document-meta>
</file>